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Consolas, 'Lucida Console', 'DejaVu Sans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c75" officeooo:paragraph-rsid="001cfc75"/>
    </style:style>
    <style:style style:name="P2" style:family="paragraph" style:parent-style-name="Standard">
      <style:text-properties officeooo:rsid="001d1d8f" officeooo:paragraph-rsid="001d1d8f"/>
    </style:style>
    <style:style style:name="P3" style:family="paragraph" style:parent-style-name="Standard">
      <style:text-properties fo:font-weight="bold" officeooo:rsid="001d1d8f" officeooo:paragraph-rsid="001d1d8f" style:font-weight-asian="bold" style:font-weight-complex="bold"/>
    </style:style>
    <style:style style:name="P4" style:family="paragraph" style:parent-style-name="Standard">
      <style:text-properties fo:font-weight="bold" officeooo:rsid="001ef827" officeooo:paragraph-rsid="001ef827" style:font-weight-asian="bold" style:font-weight-complex="bold"/>
    </style:style>
    <style:style style:name="P5" style:family="paragraph" style:parent-style-name="Standard">
      <style:text-properties style:font-name="Liberation Serif" fo:font-size="12pt" officeooo:rsid="001d1d8f" officeooo:paragraph-rsid="001d1d8f" style:font-size-asian="12pt" style:font-size-complex="12pt"/>
    </style:style>
    <style:style style:name="P6" style:family="paragraph" style:parent-style-name="Standard">
      <style:text-properties style:font-name="Liberation Serif" fo:font-size="12pt" fo:font-weight="bold" officeooo:rsid="001d1d8f" officeooo:paragraph-rsid="001d1d8f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rsid="001ef827" officeooo:paragraph-rsid="001ef827"/>
    </style:style>
    <style:style style:name="P8" style:family="paragraph" style:parent-style-name="Standard">
      <style:text-properties officeooo:rsid="001ef827" officeooo:paragraph-rsid="0023635d"/>
    </style:style>
    <style:style style:name="P9" style:family="paragraph" style:parent-style-name="Standard">
      <style:text-properties fo:font-weight="normal" officeooo:rsid="001ef827" officeooo:paragraph-rsid="001ef827" style:font-weight-asian="normal" style:font-weight-complex="normal"/>
    </style:style>
    <style:style style:name="P10" style:family="paragraph" style:parent-style-name="Standard">
      <style:text-properties officeooo:rsid="0020e2f6" officeooo:paragraph-rsid="0020e2f6"/>
    </style:style>
    <style:style style:name="P11" style:family="paragraph" style:parent-style-name="Standard">
      <style:text-properties officeooo:rsid="0022c24f" officeooo:paragraph-rsid="0022c24f"/>
    </style:style>
    <style:style style:name="P12" style:family="paragraph" style:parent-style-name="Standard">
      <style:text-properties officeooo:rsid="0024e3e5" officeooo:paragraph-rsid="0024e3e5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officeooo:rsid="0020e2f6"/>
    </style:style>
    <style:style style:name="T5" style:family="text">
      <style:text-properties officeooo:rsid="0022c24f"/>
    </style:style>
    <style:style style:name="T6" style:family="text">
      <style:text-properties officeooo:rsid="002363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2ème semaine</text:p>
      <text:p text:style-name="P1"/>
      <text:p text:style-name="P3">Première semaine :</text:p>
      <text:p text:style-name="P2"><text:tab/>Nous nous sommes consacré à l’installation de l’environnement de développement et à la prise en main du jeu. </text:p>
      <text:p text:style-name="P2"><text:tab/>L’environnement est donc installé sur chacun de nos ordinateurs personnels à l’heure actuelle . (Astrid je sais pas si tu y es arrivé finalement???)</text:p>
      <text:p text:style-name="P2"><text:tab/>De plus, le bot de base fonctionne dans cet environnement, nous continuons donc de développer un des bots fournis.</text:p>
      <text:p text:style-name="P2"/>
      <text:p text:style-name="P3">La compétition :</text:p>
      <text:p text:style-name="P2"><text:tab/>On ignore encore comment sera évalué notre bot …</text:p>
      <text:p text:style-name="P2"><text:tab/>- La carte sera-t-elle connue ou le bot doit-il évolué dans n’importe quelle carte ? Pour l’instant, nous développons notre joueur pour appréhender n’importe quelle carte.</text:p>
      <text:p text:style-name="P2"><text:tab/>- Combien de joueurs seront dans la partie ?</text:p>
      <text:p text:style-name="P2"><text:tab/>- Le bot sera-t-il évalué selon son score à la fin de la partie ? Ou seulement sur son comportement qui doit se rapprocher d’un joueur humain ?</text:p>
      <text:p text:style-name="P5"><text:tab/></text:p>
      <text:p text:style-name="P6"><text:span text:style-name="T1">Trouver des critères d'évaluation pour juger vos différentes idées</text:span> </text:p>
      <text:p text:style-name="P5"><text:tab/></text:p>
      <text:p text:style-name="P4">Activités 1ère et 2ème semaines :</text:p>
      <text:p text:style-name="P9">Jeu : Unreal Tournament 2004</text:p>
      <text:p text:style-name="P9">Outils de développement : Netbeans, Pogamut.</text:p>
      <text:p text:style-name="P9">Outils de partage : GitHub (<text:a xlink:type="simple" xlink:href="https://github.com/ChloeRoumieu/BotContest" text:style-name="Internet_20_link" text:visited-style-name="Visited_20_Internet_20_Link">https://github.com/ChloeRoumieu/BotContest</text:a>)</text:p>
      <text:p text:style-name="P9"><text:tab/></text:p>
      <text:p text:style-name="P8"><text:tab/>Après l’analyse des différents bots mis à notre disposition, nous avons choisi de se baser sur le bot « hunter ». Bien sûr l’analyse des autres bots nous permettra d’y apporter des fonctionnalités supplémentaires.</text:p>
      <text:p text:style-name="P7"/>
      <text:p text:style-name="P7">Pourquoi le bot « hunter » ?</text:p>
      <text:p text:style-name="P7">- <text:span text:style-name="T4">Déplacement du personnage logique et plutôt fluide. Il faut continuer à l’améliorer.</text:span></text:p>
      <text:p text:style-name="P10">- Bonne logique de base :</text:p>
      <text:p text:style-name="P10"><text:tab/>- si on voit un ennemi, on le poursuit. Sinon, si on est en train de tirer, on arrête.</text:p>
      <text:p text:style-name="P10"><text:tab/>- si on se fait tirer dessus, on tourne sur nous même afin de trouver l’ennemi.</text:p>
      <text:p text:style-name="P10"><text:tab/>- si on a un ennemi à poursuivre (vu récemment), on va à la dernière position de l’ennemi.</text:p>
      <text:p text:style-name="P10"><text:tab/>- si on est blessés, on cherche à récupérer des packs de soins.</text:p>
      <text:p text:style-name="P7"><text:span text:style-name="T5"><text:tab/>- si il n’y a rien à faire, on court après des items afin de compléter/améliorer notre inventaire.</text:span></text:p>
      <text:p text:style-name="P11">- Quelques notions booléennes : le bot peut-il engager le combat ? Le bot peut-il poursuivre un ennemi ? Le bot doit-il changer d’arme, se réarmer ? Le bot doit-il chercher de la vie (à partir d’un certain seuil) ?</text:p>
      <text:p text:style-name="P7">- <text:span text:style-name="T6">Différents compteurs : nombre d’adversaires tués, nombre de fois où on a été tué.</text:span></text:p>
      <text:p text:style-name="P7"/>
      <text:p text:style-name="P12">Choix de développement : </text:p>
      <text:p text:style-name="P12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Consolas, 'Lucida Console', 'DejaVu Sans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3:22:41.746000000</meta:creation-date>
    <dc:date>2017-04-18T14:02:37.670000000</dc:date>
    <meta:editing-duration>PT19M21S</meta:editing-duration>
    <meta:editing-cycles>6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30" meta:word-count="378" meta:character-count="2185" meta:non-whitespace-character-count="1815"/>
  </office:meta>
</office:document-meta>
</file>